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BoldMT" svg:font-family="Arial-BoldMT"/>
    <style:font-face style:name="ArialMT" svg:font-family="ArialMT"/>
    <style:font-face style:name="Mangal1" svg:font-family="Mangal"/>
    <style:font-face style:name="OpenSymbol" svg:font-family="OpenSymbol"/>
    <style:font-face style:name="TimesNewRoman" svg:font-family="TimesNewRoman" style:font-family-generic="roman"/>
    <style:font-face style:name="TimesNewRomanPSMT" svg:font-family="TimesNewRomanPSMT" style:font-family-generic="roman"/>
    <style:font-face style:name="TimesNewRomanPS-ItalicMT" svg:font-family="TimesNewRomanPS-ItalicMT" style:font-family-generic="script"/>
    <style:font-face style:name="ArialMT1"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autospace="none"/>
      <style:text-properties fo:color="#000000" style:font-name="Times New Roman" fo:font-size="10pt" fo:language="ru" fo:country="RU"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2" style:family="paragraph" style:parent-style-name="Standard">
      <style:paragraph-properties fo:text-align="justify" style:justify-single-word="false" style:text-autospace="none"/>
      <style:text-properties fo:color="#000000" style:font-name="Times New Roman" fo:font-size="10pt" fo:language="ru" fo:country="RU"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P3" style:family="paragraph" style:parent-style-name="Standard">
      <style:paragraph-properties fo:text-align="justify" style:justify-single-word="false" style:text-autospace="none"/>
      <style:text-properties fo:color="#000000" style:font-name="Times New Roman" fo:font-size="10pt" fo:language="ru" fo:country="RU" fo:font-style="normal" style:font-name-asian="ArialMT1" style:font-size-asian="10pt" style:font-style-asian="normal" style:font-name-complex="ArialMT1" style:font-size-complex="10pt" style:font-style-complex="normal"/>
    </style:style>
    <style:style style:name="P4" style:family="paragraph" style:parent-style-name="Standard">
      <style:paragraph-properties style:text-autospace="none"/>
      <style:text-properties fo:color="#000000" style:font-name="Times New Roman" fo:font-size="10pt" style:font-name-asian="ArialMT" style:font-size-asian="10pt" style:font-name-complex="ArialMT" style:font-size-complex="10pt"/>
    </style:style>
    <style:style style:name="P5" style:family="paragraph" style:parent-style-name="Standard">
      <style:paragraph-properties fo:text-align="justify" style:justify-single-word="false" style:text-autospace="none"/>
      <style:text-properties fo:color="#000000" style:font-name="Times New Roman" fo:font-size="10pt" style:font-name-asian="ArialMT" style:font-size-asian="10pt" style:font-name-complex="ArialMT" style:font-size-complex="10pt"/>
    </style:style>
    <style:style style:name="P6" style:family="paragraph" style:parent-style-name="Standard">
      <style:paragraph-properties fo:text-align="justify" style:justify-single-word="false" style:text-autospace="none"/>
      <style:text-properties fo:color="#000000" style:font-name="Times New Roman" fo:font-size="10pt" style:font-name-asian="ArialMT1" style:font-size-asian="10pt" style:font-name-complex="ArialMT1" style:font-size-complex="10pt"/>
    </style:style>
    <style:style style:name="P7" style:family="paragraph" style:parent-style-name="Standard">
      <style:paragraph-properties fo:text-align="justify" style:justify-single-word="false"/>
      <style:text-properties style:font-name="Times New Roman" fo:font-size="10pt" fo:language="ru" fo:country="RU" fo:font-weight="bold" style:font-size-asian="10pt" style:font-weight-asian="bold" style:font-size-complex="10pt" style:font-weight-complex="bold"/>
    </style:style>
    <style:style style:name="P8" style:family="paragraph" style:parent-style-name="Standard">
      <style:paragraph-properties fo:text-align="justify" style:justify-single-word="false" style:text-autospace="none"/>
      <style:text-properties style:font-name="Times New Roman" fo:font-size="10pt" fo:language="ru" fo:country="RU" fo:font-weight="bold" style:font-name-asian="ArialMT1" style:font-size-asian="10pt" style:font-weight-asian="bold" style:font-name-complex="ArialMT1" style:font-size-complex="10pt" style:font-weight-complex="bold"/>
    </style:style>
    <style:style style:name="P9" style:family="paragraph" style:parent-style-name="Standard">
      <style:paragraph-properties fo:text-align="justify" style:justify-single-word="false"/>
      <style:text-properties style:font-name="Times New Roman" fo:font-size="10pt" fo:language="ru" fo:country="RU" fo:font-style="italic" fo:font-weight="normal" style:font-size-asian="10pt" style:font-style-asian="italic" style:font-weight-asian="normal" style:font-size-complex="10pt" style:font-style-complex="italic" style:font-weight-complex="normal"/>
    </style:style>
    <style:style style:name="P10" style:family="paragraph" style:parent-style-name="Standard">
      <style:paragraph-properties fo:text-align="justify" style:justify-single-word="false" style:text-autospace="none"/>
      <style:text-properties style:font-name="Times New Roman" fo:font-size="10pt" fo:language="ru" fo:country="RU"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justify" style:justify-single-word="false" style:text-autospace="none"/>
      <style:text-properties style:font-name="Times New Roman" fo:font-size="10pt" fo:language="ru" fo:country="RU" fo:font-style="italic" fo:font-weight="normal" style:font-name-asian="ArialMT1" style:font-size-asian="10pt" style:font-style-asian="italic" style:font-weight-asian="normal" style:font-name-complex="ArialMT1" style:font-size-complex="10pt" style:font-style-complex="italic" style:font-weight-complex="normal"/>
    </style:style>
    <style:style style:name="P12" style:family="paragraph" style:parent-style-name="Standard">
      <style:paragraph-properties fo:text-align="justify" style:justify-single-word="false" style:text-autospace="none"/>
      <style:text-properties style:font-name="Times New Roman" fo:font-size="10pt" fo:language="ru" fo:country="RU" fo:font-style="italic" fo:font-weight="normal" style:font-name-asian="ArialMT" style:font-size-asian="10pt" style:font-style-asian="italic" style:font-weight-asian="normal" style:font-name-complex="ArialMT" style:font-size-complex="10pt" style:font-style-complex="italic" style:font-weight-complex="normal"/>
    </style:style>
    <style:style style:name="P13" style:family="paragraph" style:parent-style-name="Standard">
      <style:paragraph-properties fo:text-align="justify" style:justify-single-word="false" style:text-autospace="none"/>
      <style:text-properties style:font-name="Times New Roman" fo:font-size="10pt" fo:language="ru" fo:country="RU" fo:font-style="italic" fo:font-weight="bold" style:font-size-asian="10pt" style:font-style-asian="italic" style:font-weight-asian="bold" style:font-size-complex="10pt" style:font-style-complex="italic" style:font-weight-complex="bold"/>
    </style:style>
    <style:style style:name="P14" style:family="paragraph" style:parent-style-name="Standard">
      <style:paragraph-properties fo:text-align="justify" style:justify-single-word="false" style:text-autospace="none"/>
      <style:text-properties style:font-name="Times New Roman" fo:font-size="10pt" fo:language="ru" fo:country="RU" style:font-name-asian="TimesNewRoman" style:font-size-asian="10pt" style:font-name-complex="TimesNewRoman" style:font-size-complex="10pt"/>
    </style:style>
    <style:style style:name="P15" style:family="paragraph" style:parent-style-name="Standard">
      <style:paragraph-properties fo:text-align="justify" style:justify-single-word="false" style:text-autospace="none"/>
      <style:text-properties style:font-name="Times New Roman" fo:font-size="10pt" fo:language="ru" fo:country="RU" fo:font-style="normal" fo:font-weight="bold" style:font-size-asian="10pt" style:font-style-asian="normal" style:font-weight-asian="bold" style:font-size-complex="10pt" style:font-style-complex="normal" style:font-weight-complex="bold"/>
    </style:style>
    <style:style style:name="P16"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P17"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P19"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P20" style:family="paragraph" style:parent-style-name="Standard">
      <style:paragraph-properties fo:text-align="justify" style:justify-single-word="false" style:text-autospace="none"/>
      <style:text-properties style:font-name="Times New Roman" fo:font-size="10pt" fo:language="ru" fo:country="RU" style:font-size-asian="10pt" style:font-size-complex="10pt"/>
    </style:style>
    <style:style style:name="P21" style:family="paragraph" style:parent-style-name="Standard">
      <style:paragraph-properties fo:text-align="justify" style:justify-single-word="false" style:text-autospace="none"/>
      <style:text-properties style:font-name="Times New Roman" fo:font-size="10pt" fo:language="ru" fo:country="RU" fo:font-weight="normal" style:font-name-asian="ArialMT1" style:font-size-asian="10pt" style:font-weight-asian="normal" style:font-name-complex="ArialMT1" style:font-size-complex="10pt" style:font-weight-complex="normal"/>
    </style:style>
    <style:style style:name="P22" style:family="paragraph" style:parent-style-name="Standard">
      <style:paragraph-properties fo:text-align="justify" style:justify-single-word="false" style:text-autospace="none"/>
      <style:text-properties style:font-name="Times New Roman" fo:font-size="10pt" fo:language="ru" fo:country="RU" style:font-name-asian="ArialMT1" style:font-size-asian="10pt" style:font-name-complex="ArialMT1" style:font-size-complex="10pt"/>
    </style:style>
    <style:style style:name="P23" style:family="paragraph" style:parent-style-name="Standard">
      <style:paragraph-properties fo:text-align="justify" style:justify-single-word="false" style:text-autospace="none"/>
      <style:text-properties style:font-name="Times New Roman" fo:font-size="10pt" fo:language="ru" fo:country="RU" style:font-name-asian="Arial-BoldMT" style:font-size-asian="10pt" style:font-name-complex="Arial-BoldMT" style:font-size-complex="10pt"/>
    </style:style>
    <style:style style:name="P24" style:family="paragraph" style:parent-style-name="Standard">
      <style:paragraph-properties fo:text-align="justify" style:justify-single-word="false" style:text-autospace="none"/>
      <style:text-properties style:font-name="Times New Roman" fo:font-size="10pt" fo:language="en" fo:country="US" fo:font-style="italic" style:font-name-asian="ArialMT1" style:font-size-asian="10pt" style:font-style-asian="italic" style:font-name-complex="ArialMT1" style:font-size-complex="10pt" style:font-style-complex="italic"/>
    </style:style>
    <style:style style:name="P25" style:family="paragraph" style:parent-style-name="Standard">
      <style:paragraph-properties fo:text-align="justify" style:justify-single-word="false" style:text-autospace="none"/>
      <style:text-properties style:font-name="Times New Roman" fo:font-size="10pt" fo:language="en" fo:country="US" fo:font-style="italic" style:font-size-asian="10pt" style:font-style-asian="italic" style:font-size-complex="10pt" style:font-style-complex="italic"/>
    </style:style>
    <style:style style:name="P26" style:family="paragraph" style:parent-style-name="Standard">
      <style:paragraph-properties fo:text-align="justify" style:justify-single-word="false" style:text-autospace="none"/>
      <style:text-properties style:font-name="Times New Roman" fo:font-size="10pt" fo:language="en" fo:country="US" fo:font-weight="normal" style:font-name-asian="ArialMT1" style:font-size-asian="10pt" style:font-weight-asian="normal" style:font-name-complex="ArialMT1" style:font-size-complex="10pt" style:font-weight-complex="normal"/>
    </style:style>
    <style:style style:name="P27" style:family="paragraph" style:parent-style-name="Standard">
      <style:paragraph-properties fo:text-align="justify" style:justify-single-word="false" style:text-autospace="none"/>
      <style:text-properties style:font-name="Times New Roman" fo:font-size="10pt" fo:language="en" fo:country="US"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P28" style:family="paragraph" style:parent-style-name="Standard">
      <style:paragraph-properties fo:text-align="justify" style:justify-single-word="false" style:text-autospace="none"/>
      <style:text-properties style:font-name="Times New Roman" fo:font-size="10pt" fo:language="en" fo:country="US" fo:font-style="normal" fo:font-weight="normal" style:font-size-asian="10pt" style:font-style-asian="normal" style:font-weight-asian="normal" style:font-size-complex="10pt" style:font-style-complex="normal" style:font-weight-complex="normal"/>
    </style:style>
    <style:style style:name="P29" style:family="paragraph" style:parent-style-name="Standard">
      <style:paragraph-properties fo:text-align="justify" style:justify-single-word="false"/>
      <style:text-properties style:font-name="Times New Roman" fo:font-size="10pt" fo:language="en" fo:country="US" fo:font-weight="bold" style:font-size-asian="10pt" style:font-weight-asian="bold" style:font-size-complex="10pt" style:font-weight-complex="bold"/>
    </style:style>
    <style:style style:name="P30" style:family="paragraph" style:parent-style-name="Standard">
      <style:paragraph-properties fo:text-align="justify" style:justify-single-word="false" style:text-autospace="none"/>
      <style:text-properties style:font-name="Times New Roman" fo:font-size="10pt" fo:font-style="normal" style:font-size-asian="10pt" style:font-style-asian="normal" style:font-size-complex="10pt" style:font-style-complex="normal"/>
    </style:style>
    <style:style style:name="P31" style:family="paragraph" style:parent-style-name="Standard">
      <style:paragraph-properties fo:text-align="justify" style:justify-single-word="false" style:text-autospace="none"/>
      <style:text-properties style:font-name="Times New Roman" fo:font-size="10pt" fo:font-style="normal" style:font-name-asian="ArialMT1" style:font-size-asian="10pt" style:font-style-asian="normal" style:font-name-complex="ArialMT1" style:font-size-complex="10pt" style:font-style-complex="normal"/>
    </style:style>
    <style:style style:name="P32" style:family="paragraph" style:parent-style-name="Standard">
      <style:paragraph-properties fo:text-align="justify" style:justify-single-word="false" style:text-autospace="none"/>
      <style:text-properties style:font-name="Times New Roman" fo:font-size="10pt" style:font-name-asian="ArialMT" style:font-size-asian="10pt" style:font-name-complex="ArialMT" style:font-size-complex="10pt"/>
    </style:style>
    <style:style style:name="P33" style:family="paragraph" style:parent-style-name="Standard">
      <style:paragraph-properties fo:text-align="justify" style:justify-single-word="false" style:text-autospace="none"/>
      <style:text-properties style:font-name="Times New Roman" fo:font-size="10pt" fo:language="en" fo:country="none" style:font-name-asian="ArialMT1" style:font-size-asian="10pt" style:font-name-complex="ArialMT1" style:font-size-complex="10pt"/>
    </style:style>
    <style:style style:name="P34" style:family="paragraph" style:parent-style-name="Standard">
      <style:paragraph-properties fo:text-align="justify" style:justify-single-word="false" style:text-autospace="none"/>
      <style:text-properties fo:color="#000081" style:font-name="Times New Roman" fo:font-size="10pt" fo:language="ru" fo:country="RU"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P35" style:family="paragraph" style:parent-style-name="Standard">
      <style:paragraph-properties fo:text-align="justify" style:justify-single-word="false" style:text-autospace="none"/>
      <style:text-properties fo:color="#000081" style:font-name="Times New Roman" fo:font-size="10pt" fo:language="ru" fo:country="RU" fo:font-style="normal" style:font-name-asian="ArialMT" style:font-size-asian="10pt" style:font-style-asian="normal" style:font-name-complex="ArialMT" style:font-size-complex="10pt" style:font-style-complex="normal"/>
    </style:style>
    <style:style style:name="P36" style:family="paragraph" style:parent-style-name="Standard">
      <style:paragraph-properties fo:text-align="justify" style:justify-single-word="false" style:text-autospace="none"/>
    </style:style>
    <style:style style:name="P37" style:family="paragraph" style:parent-style-name="Standard">
      <style:paragraph-properties fo:text-align="justify" style:justify-single-word="false" style:text-autospace="none"/>
      <style:text-properties fo:font-size="10pt" fo:language="en" fo:country="US" style:font-size-asian="10pt" style:font-size-complex="10pt"/>
    </style:style>
    <style:style style:name="P38" style:family="paragraph" style:parent-style-name="Standard">
      <style:paragraph-properties fo:text-align="justify" style:justify-single-word="false" style:text-autospace="none"/>
      <style:text-properties fo:font-size="10pt" fo:language="en" fo:country="none" style:font-size-asian="10pt" style:font-size-complex="10pt"/>
    </style:style>
    <style:style style:name="P39" style:family="paragraph" style:parent-style-name="Standard">
      <style:paragraph-properties fo:text-align="justify" style:justify-single-word="false" style:text-autospace="none"/>
      <style:text-properties fo:color="#000082" style:font-name="Times New Roman" fo:font-size="10pt" style:font-name-asian="ArialMT1" style:font-size-asian="10pt" style:font-name-complex="ArialMT1" style:font-size-complex="10pt"/>
    </style:style>
    <style:style style:name="P40" style:family="paragraph" style:parent-style-name="Preformatted_20_Text">
      <style:paragraph-properties fo:text-align="justify" style:justify-single-word="false" style:text-autospace="none"/>
      <style:text-properties style:font-name="Times New Roman" fo:font-size="10pt" fo:language="ru" fo:country="RU" style:font-name-asian="ArialMT1" style:font-size-asian="10pt" style:font-name-complex="ArialMT1" style:font-size-complex="10pt"/>
    </style:style>
    <style:style style:name="P41" style:family="paragraph" style:parent-style-name="Standard">
      <style:paragraph-properties fo:text-align="justify" style:justify-single-word="false"/>
      <style:text-properties style:font-name="Times New Roman" fo:font-size="10pt" fo:language="ru" fo:country="RU" fo:font-weight="normal" style:font-size-asian="10pt" style:font-weight-asian="normal" style:font-size-complex="10pt" style:font-weight-complex="normal"/>
    </style:style>
    <style:style style:name="P42" style:family="paragraph" style:parent-style-name="Standard">
      <style:paragraph-properties fo:text-align="justify" style:justify-single-word="false" style:text-autospace="none"/>
      <style:text-properties style:font-name="Times New Roman" fo:font-size="10pt" fo:language="ru" fo:country="RU" fo:font-weight="normal" style:font-name-asian="ArialMT1" style:font-size-asian="10pt" style:font-weight-asian="normal" style:font-name-complex="ArialMT1" style:font-size-complex="10pt" style:font-weight-complex="normal"/>
    </style:style>
    <style:style style:name="P43" style:family="paragraph" style:parent-style-name="Standard" style:list-style-name="L1">
      <style:paragraph-properties fo:text-align="justify" style:justify-single-word="false" style:text-autospace="none"/>
      <style:text-properties style:font-name="Times New Roman" fo:font-size="10pt" fo:language="ru" fo:country="RU" style:font-name-asian="ArialMT1" style:font-size-asian="10pt" style:font-name-complex="ArialMT1" style:font-size-complex="10pt"/>
    </style:style>
    <style:style style:name="P44" style:family="paragraph" style:parent-style-name="Standard">
      <style:paragraph-properties fo:text-align="justify" style:justify-single-word="false" style:text-autospace="none"/>
      <style:text-properties style:font-name="Times New Roman" fo:font-size="10pt" fo:language="ru" fo:country="RU" style:font-name-asian="ArialMT1" style:font-size-asian="10pt" style:font-name-complex="ArialMT1" style:font-size-complex="10pt"/>
    </style:style>
    <style:style style:name="P45" style:family="paragraph" style:parent-style-name="Standard">
      <style:paragraph-properties fo:text-align="justify" style:justify-single-word="false" style:text-autospace="none"/>
      <style:text-properties style:font-name="Times New Roman" fo:font-size="10pt" fo:language="ru" fo:country="RU" fo:font-weight="bold" style:font-name-asian="ArialMT1" style:font-size-asian="10pt" style:font-weight-asian="bold" style:font-name-complex="ArialMT1" style:font-size-complex="10pt" style:font-weight-complex="bold"/>
    </style:style>
    <style:style style:name="P46"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P47" style:family="paragraph" style:parent-style-name="Standard">
      <style:paragraph-properties fo:text-align="justify" style:justify-single-word="false" style:text-autospace="none"/>
      <style:text-properties style:font-name="Times New Roman" fo:font-size="10pt" fo:language="ru" fo:country="RU" fo:font-style="italic" style:font-name-asian="ArialMT1" style:font-size-asian="10pt" style:font-style-asian="italic" style:font-name-complex="ArialMT1" style:font-size-complex="10pt" style:font-style-complex="italic"/>
    </style:style>
    <style:style style:name="P48" style:family="paragraph" style:parent-style-name="Standard">
      <style:paragraph-properties fo:text-align="justify" style:justify-single-word="false" style:text-autospace="none"/>
      <style:text-properties style:font-name="Times New Roman" fo:font-size="10pt" fo:language="en" fo:country="US" fo:font-style="normal" fo:font-weight="bold" style:font-name-asian="ArialMT1" style:font-size-asian="10pt" style:font-style-asian="normal" style:font-weight-asian="bold" style:font-name-complex="ArialMT1" style:font-size-complex="10pt" style:font-style-complex="normal" style:font-weight-complex="bold"/>
    </style:style>
    <style:style style:name="P49" style:family="paragraph" style:parent-style-name="Standard">
      <style:paragraph-properties fo:text-align="justify" style:justify-single-word="false" style:text-autospace="none"/>
      <style:text-properties style:font-name="Times New Roman" fo:font-size="10pt" fo:language="en" fo:country="US" fo:font-style="normal" style:font-size-asian="10pt" style:font-style-asian="normal" style:font-size-complex="10pt" style:font-style-complex="normal"/>
    </style:style>
    <style:style style:name="P50" style:family="paragraph" style:parent-style-name="Standard">
      <style:paragraph-properties fo:text-align="justify" style:justify-single-word="false" style:text-autospace="none"/>
      <style:text-properties style:font-name="Times New Roman" fo:font-size="10pt" fo:language="en" fo:country="US" fo:font-weight="bold" style:font-name-asian="ArialMT1" style:font-size-asian="10pt" style:font-weight-asian="bold" style:font-name-complex="ArialMT1" style:font-size-complex="10pt" style:font-weight-complex="bold"/>
    </style:style>
    <style:style style:name="P51" style:family="paragraph" style:parent-style-name="Standard" style:list-style-name="L1">
      <style:paragraph-properties fo:text-align="justify" style:justify-single-word="false" style:text-autospace="none"/>
      <style:text-properties style:font-name="Times New Roman" fo:font-size="10pt" fo:language="en" fo:country="US" style:font-name-asian="ArialMT1" style:font-size-asian="10pt" style:font-name-complex="ArialMT1" style:font-size-complex="10pt"/>
    </style:style>
    <style:style style:name="P52" style:family="paragraph" style:parent-style-name="Standard" style:list-style-name="L1">
      <style:paragraph-properties fo:text-align="justify" style:justify-single-word="false" style:text-autospace="none"/>
      <style:text-properties style:font-name="Times New Roman" fo:font-size="10pt" fo:language="en" fo:country="US" style:text-underline-style="solid" style:text-underline-width="auto" style:text-underline-color="font-color" style:font-name-asian="ArialMT1" style:font-size-asian="10pt" style:font-name-complex="ArialMT1" style:font-size-complex="10pt"/>
    </style:style>
    <style:style style:name="P53" style:family="paragraph" style:parent-style-name="Standard">
      <style:paragraph-properties fo:text-align="justify" style:justify-single-word="false" style:text-autospace="none"/>
      <style:text-properties style:font-name="Times New Roman" fo:font-size="10pt" fo:language="en" fo:country="none" style:font-name-asian="ArialMT1" style:font-size-asian="10pt" style:font-name-complex="ArialMT1" style:font-size-complex="10pt"/>
    </style:style>
    <style:style style:name="P54" style:family="paragraph" style:parent-style-name="Standard" style:list-style-name="L1">
      <style:paragraph-properties fo:text-align="justify" style:justify-single-word="false" style:text-autospace="none"/>
      <style:text-properties style:font-name="Times New Roman" fo:font-size="10pt" fo:language="en" fo:country="none" style:font-name-asian="ArialMT1" style:font-size-asian="10pt" style:font-name-complex="ArialMT1" style:font-size-complex="10pt"/>
    </style:style>
    <style:style style:name="P55" style:family="paragraph" style:parent-style-name="Standard">
      <style:paragraph-properties fo:text-align="justify" style:justify-single-word="false" style:text-autospace="none"/>
      <style:text-properties style:font-name="Times New Roman" fo:font-size="10pt" fo:language="en" fo:country="none"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P56" style:family="paragraph" style:parent-style-name="Standard">
      <style:paragraph-properties fo:text-align="justify" style:justify-single-word="false" style:text-autospace="none"/>
    </style:style>
    <style:style style:name="P57" style:family="paragraph" style:parent-style-name="Standard">
      <style:paragraph-properties fo:text-align="justify" style:justify-single-word="false" style:text-autospace="none"/>
      <style:text-properties fo:color="#000000" style:font-name="Times New Roman" fo:font-size="10pt" style:font-name-asian="ArialMT1" style:font-size-asian="10pt" style:font-name-complex="ArialMT1" style:font-size-complex="10pt"/>
    </style:style>
    <style:style style:name="P58" style:family="paragraph" style:parent-style-name="Standard">
      <style:paragraph-properties fo:text-align="justify" style:justify-single-word="false" style:text-autospace="none"/>
      <style:text-properties fo:color="#000000" style:font-name="Times New Roman" fo:font-size="10pt" fo:language="ru" fo:country="RU" fo:font-style="normal" style:text-underline-style="none" style:font-name-asian="ArialMT" style:font-size-asian="10pt" style:font-style-asian="normal" style:font-name-complex="ArialMT" style:font-size-complex="10pt" style:font-style-complex="normal"/>
    </style:style>
    <style:style style:name="T1" style:family="text">
      <style:text-properties fo:font-weight="normal" style:font-weight-asian="normal" style:font-weight-complex="norm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style:font-name-asian="TimesNewRomanPS-ItalicMT" style:font-style-asian="italic" style:font-name-complex="TimesNewRomanPS-ItalicMT" style:font-style-complex="italic"/>
    </style:style>
    <style:style style:name="T5" style:family="text">
      <style:text-properties fo:language="en" fo:country="US" fo:font-style="italic" style:font-name-asian="ArialMT1" style:font-style-asian="italic" style:font-name-complex="ArialMT1" style:font-style-complex="italic"/>
    </style:style>
    <style:style style:name="T6" style:family="text">
      <style:text-properties fo:language="en" fo:country="US" fo:font-style="italic" style:font-name-asian="OpenSymbol" style:font-style-asian="italic" style:font-name-complex="OpenSymbol" style:font-style-complex="italic"/>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fo:font-weight="normal" style:font-style-asian="normal" style:font-weight-asian="normal" style:font-style-complex="normal" style:font-weight-complex="normal"/>
    </style:style>
    <style:style style:name="T9" style:family="text">
      <style:text-properties fo:language="en" fo:country="US" fo:font-style="normal" style:text-underline-style="solid" style:text-underline-width="auto" style:text-underline-color="font-color" style:font-style-asian="normal" style:font-style-complex="normal"/>
    </style:style>
    <style:style style:name="T10" style:family="text">
      <style:text-properties fo:language="en" fo:country="US" style:font-name-asian="ArialMT1" style:font-name-complex="ArialMT1"/>
    </style:style>
    <style:style style:name="T11" style:family="text">
      <style:text-properties fo:language="en" fo:country="US" style:font-name-asian="OpenSymbol" style:font-name-complex="OpenSymbol"/>
    </style:style>
    <style:style style:name="T12" style:family="text">
      <style:text-properties fo:language="en" fo:country="US" fo:font-weight="normal" style:font-weight-asian="normal" style:font-weight-complex="normal"/>
    </style:style>
    <style:style style:name="T13" style:family="text">
      <style:text-properties fo:language="en" fo:country="US" style:text-underline-style="none" style:font-name-asian="ArialMT" style:font-name-complex="ArialMT"/>
    </style:style>
    <style:style style:name="T14" style:family="text">
      <style:text-properties fo:language="en" fo:country="US" style:text-underline-style="solid" style:text-underline-width="auto" style:text-underline-color="font-color"/>
    </style:style>
    <style:style style:name="T15" style:family="text">
      <style:text-properties style:font-name-asian="ArialMT1" style:font-name-complex="ArialMT1"/>
    </style:style>
    <style:style style:name="T16" style:family="text">
      <style:text-properties fo:font-style="normal" style:font-name-asian="ArialMT1" style:font-style-asian="normal" style:font-name-complex="ArialMT1" style:font-style-complex="normal"/>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style:font-name-asian="ArialMT1" style:font-style-asian="normal" style:font-weight-asian="normal" style:font-name-complex="ArialMT1" style:font-style-complex="normal" style:font-weight-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style:font-name-asian="ArialMT" style:font-style-asian="normal" style:font-name-complex="ArialMT" style:font-style-complex="normal"/>
    </style:style>
    <style:style style:name="T22" style:family="text">
      <style:text-properties fo:font-style="italic" style:font-style-asian="italic" style:font-style-complex="italic"/>
    </style:style>
    <style:style style:name="T23" style:family="text">
      <style:text-properties fo:font-style="italic" style:font-name-asian="ArialMT1" style:font-style-asian="italic" style:font-name-complex="ArialMT1" style:font-style-complex="italic"/>
    </style:style>
    <style:style style:name="T24" style:family="text">
      <style:text-properties fo:font-style="italic" style:font-name-asian="TimesNewRomanPS-ItalicMT" style:font-style-asian="italic" style:font-name-complex="TimesNewRomanPS-ItalicMT" style:font-style-complex="italic"/>
    </style:style>
    <style:style style:name="T25" style:family="text">
      <style:text-properties fo:font-style="italic" style:font-name-asian="OpenSymbol" style:font-style-asian="italic" style:font-name-complex="OpenSymbol" style:font-style-complex="italic"/>
    </style:style>
    <style:style style:name="T26" style:family="text">
      <style:text-properties fo:language="ru" fo:country="RU"/>
    </style:style>
    <style:style style:name="T27" style:family="text">
      <style:text-properties fo:language="ru" fo:country="RU" style:font-name-asian="ArialMT1" style:font-name-complex="ArialMT1"/>
    </style:style>
    <style:style style:name="T28" style:family="text">
      <style:text-properties fo:language="ru" fo:country="RU" fo:font-weight="normal" style:font-name-asian="ArialMT1" style:font-weight-asian="normal" style:font-name-complex="ArialMT1" style:font-weight-complex="normal"/>
    </style:style>
    <style:style style:name="T29" style:family="text">
      <style:text-properties fo:language="ru" fo:country="RU" fo:font-weight="normal" style:font-name-asian="TimesNewRomanPS-ItalicMT" style:font-weight-asian="normal" style:font-name-complex="TimesNewRomanPS-ItalicMT" style:font-weight-complex="normal"/>
    </style:style>
    <style:style style:name="T30" style:family="text">
      <style:text-properties fo:language="ru" fo:country="RU" fo:font-weight="normal" style:font-weight-asian="normal" style:font-weight-complex="normal"/>
    </style:style>
    <style:style style:name="T31" style:family="text">
      <style:text-properties fo:language="ru" fo:country="RU" fo:font-style="italic" fo:font-weight="normal" style:font-style-asian="italic" style:font-weight-asian="normal" style:font-style-complex="italic" style:font-weight-complex="normal"/>
    </style:style>
    <style:style style:name="T32" style:family="text">
      <style:text-properties fo:language="ru" fo:country="RU" fo:font-style="normal" fo:font-weight="normal" style:font-style-asian="normal" style:font-weight-asian="normal" style:font-style-complex="normal" style:font-weight-complex="normal"/>
    </style:style>
    <style:style style:name="T33" style:family="text">
      <style:text-properties fo:language="ru" fo:country="RU" fo:font-style="normal" style:font-style-asian="normal" style:font-style-complex="normal"/>
    </style:style>
    <style:style style:name="T34" style:family="text">
      <style:text-properties style:font-name-asian="OpenSymbol" style:font-name-complex="OpenSymbol"/>
    </style:style>
    <style:style style:name="T35" style:family="text">
      <style:text-properties fo:font-weight="bold" style:font-weight-asian="bold" style:font-weight-complex="bold"/>
    </style:style>
    <style:style style:name="T36" style:family="text">
      <style:text-properties style:font-name-asian="TimesNewRomanPSMT" style:font-name-complex="TimesNewRomanPSMT"/>
    </style:style>
    <style:style style:name="T37" style:family="text">
      <style:text-properties style:font-name-asian="TimesNewRomanPS-ItalicMT" style:font-name-complex="TimesNewRomanPS-ItalicMT"/>
    </style:style>
    <style:style style:name="T38" style:family="text">
      <style:text-properties style:font-name-asian="ArialMT" style:font-name-complex="ArialMT"/>
    </style:style>
    <style:style style:name="T39" style:family="text">
      <style:text-properties style:text-underline-style="none" style:font-name-asian="ArialMT" style:font-name-complex="ArialMT"/>
    </style:style>
    <style:style style:name="T40" style:family="text">
      <style:text-properties style:text-underline-style="none" fo:font-weight="bold" style:font-name-asian="ArialMT" style:font-name-complex="ArialMT"/>
    </style:style>
    <style:style style:name="T41" style:family="text">
      <style:text-properties style:font-name="Times New Roman" fo:font-size="10pt" fo:language="en" fo:country="US" style:font-size-asian="10pt" style:font-size-complex="10pt"/>
    </style:style>
    <style:style style:name="T42" style:family="text">
      <style:text-properties style:font-name="Times New Roman" fo:font-size="10pt" fo:language="en" fo:country="US" style:font-name-asian="ArialMT1" style:font-size-asian="10pt" style:font-name-complex="ArialMT1" style:font-size-complex="10pt"/>
    </style:style>
    <style:style style:name="T43" style:family="text">
      <style:text-properties style:font-name="Times New Roman" fo:font-size="10pt" fo:language="en" fo:country="US" style:font-name-asian="TimesNewRoman" style:font-size-asian="10pt" style:font-name-complex="TimesNewRoman" style:font-size-complex="10pt"/>
    </style:style>
    <style:style style:name="T44" style:family="text">
      <style:text-properties style:font-name="Times New Roman" fo:font-size="10pt" fo:language="ru" fo:country="RU" style:font-size-asian="10pt" style:font-size-complex="10pt"/>
    </style:style>
    <style:style style:name="T45" style:family="text">
      <style:text-properties style:font-name="Times New Roman" fo:font-size="10pt" fo:language="ru" fo:country="RU" style:font-name-asian="ArialMT1" style:font-size-asian="10pt" style:font-name-complex="ArialMT1" style:font-size-complex="10pt"/>
    </style:style>
    <style:style style:name="T46" style:family="text">
      <style:text-properties style:font-name="Times New Roman" fo:font-size="10pt" fo:language="ru" fo:country="RU" style:font-name-asian="TimesNewRoman" style:font-size-asian="10pt" style:font-name-complex="TimesNewRoman" style:font-size-complex="10pt"/>
    </style:style>
    <style:style style:name="T47" style:family="text">
      <style:text-properties style:font-name="Times New Roman" fo:font-size="10pt" fo:language="en" fo:country="none" style:font-name-asian="TimesNewRoman" style:font-size-asian="10pt" style:font-name-complex="TimesNewRoman" style:font-size-complex="10pt"/>
    </style:style>
    <style:style style:name="T48" style:family="text">
      <style:text-properties style:font-name="Times New Roman" fo:font-size="10pt" fo:language="en" fo:country="none" style:font-name-asian="ArialMT1" style:font-size-asian="10pt" style:font-name-complex="ArialMT1" style:font-size-complex="10pt"/>
    </style:style>
    <style:style style:name="T49" style:family="text">
      <style:text-properties fo:font-size="10pt" fo:language="en" fo:country="US" style:font-size-asian="10pt" style:font-size-complex="10pt"/>
    </style:style>
    <style:style style:name="T50" style:family="text">
      <style:text-properties fo:font-size="10pt" style:font-size-asian="10pt" style:font-size-complex="10pt"/>
    </style:style>
    <style:style style:name="T51" style:family="text">
      <style:text-properties fo:font-size="10pt" fo:language="en" fo:country="none" style:font-size-asian="10pt" style:font-size-complex="10pt"/>
    </style:style>
    <style:style style:name="T52" style:family="text">
      <style:text-properties fo:color="#000081" style:font-name="Times New Roman" fo:font-size="10pt" fo:language="ru" fo:country="RU" style:font-name-asian="ArialMT" style:font-size-asian="10pt" style:font-name-complex="ArialMT" style:font-size-complex="10pt"/>
    </style:style>
    <style:style style:name="T53" style:family="text">
      <style:text-properties fo:language="en" fo:country="none"/>
    </style:style>
    <style:style style:name="T54" style:family="text">
      <style:text-properties fo:language="en" fo:country="none" fo:font-style="normal" fo:font-weight="normal" style:font-style-asian="normal" style:font-weight-asian="normal" style:font-style-complex="normal" style:font-weight-complex="normal"/>
    </style:style>
    <style:style style:name="T55" style:family="text">
      <style:text-properties fo:language="en" fo:country="none" fo:font-style="normal" style:font-style-asian="normal" style:font-style-complex="normal"/>
    </style:style>
    <style:style style:name="T56" style:family="text">
      <style:text-properties fo:language="en" fo:country="none" style:text-underline-style="solid" style:text-underline-width="auto" style:text-underline-color="font-color"/>
    </style:style>
    <style:style style:name="T57"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Multistroke mouse gestures recognition in metaCASE technology QReal</text:p>
      <text:p text:style-name="P7"/>
      <text:p text:style-name="P41">M. C. Осечкина, Ю. В. Литвинов, Т. А. Брыксин, Я. А. Кириленко</text:p>
      <text:p text:style-name="P7"/>
      <text:p text:style-name="P7">Аннотация</text:p>
      <text:p text:style-name="P9"/>
      <text:p text:style-name="P7"/>
      <text:p text:style-name="P29">Introduction</text:p>
      <text:p text:style-name="P40"/>
      <text:p text:style-name="P33"><text:bookmark text:name="result_box"/><text:tab/>The world practice has gained considerable positive experience with object-oriented visual techniques for solving problems of industrial software development. <text:span text:style-name="T2">I</text:span>n comparison with the traditional approach of "manual" coding <text:span text:style-name="T2">we</text:span> observe increase <text:span text:style-name="T2">of</text:span> productivity by 3-10 times <text:span text:style-name="T2">on average [4]</text:span>.</text:p>
      <text:p text:style-name="P38"><text:span text:style-name="T2"><text:tab/>There isn't</text:span> significant gains <text:span text:style-name="T2">of</text:span> programmer productivity <text:span text:style-name="T2">in Using</text:span> of general purpose visual languages ​​such as UML, and therefore object-oriented visual languages <text:span text:style-name="T2">have became </text:span>more and more popular. Meta-CASE-system <text:span text:style-name="T2">are</text:span> designed for quickly creating language for a particular subject area and the generation of CASE-tool for working with this language. One example of a meta-CASE-systems environment is <text:span text:style-name="T2">QReal</text:span> [5, 6], <text:span text:style-name="T2">which is </text:span>developed at the Department of System Programming of the Faculty of Mathematics and Mechanics St. Petersburg State University. In QReal for rapid development of new editors meta<text:span text:style-name="T2">-editor</text:span> with a graphical editor <text:span text:style-name="T2">of elements</text:span> form <text:span text:style-name="T2">was developed</text:span>. It allows you to create a new meta-language. <text:span text:style-name="T2">For it </text:span><text:s/>the <text:span text:style-name="T2">diagram </text:span>existing <text:span text:style-name="T2">objects</text:span> and <text:span text:style-name="T2">edges</text:span> between them <text:span text:style-name="T2">have to be described</text:span>, the visual representation of the <text:span text:style-name="T2">diagram </text:span>elements<text:span text:style-name="T2"> have to be defined</text:span>. <text:span text:style-name="T2">You </text:span>can compile <text:span text:style-name="T2">created metamodel</text:span> into a plug<text:span text:style-name="T2">in</text:span> and connect it to QReal directly in the process.</text:p>
      <text:p text:style-name="P36"><text:bookmark text:name="result_box1"/><text:span text:style-name="T46"><text:tab/></text:span><text:span text:style-name="T47">The effectiveness of </text:span><text:span text:style-name="T43">each</text:span><text:span text:style-name="T47"> </text:span><text:span text:style-name="T43">used </text:span><text:span text:style-name="T47">tool is determined by how easy and fast it can perform operations for which </text:span><text:span text:style-name="T43">tool is</text:span><text:span text:style-name="T47"> intended. In the process of modeling some of the most frequently performed operations on objects and relationships in the diagrams are their creation and deletion. In most CASE-tools to create the desired object in the diagram, you must first either find it on the toolbar, or select from the menu, and then specify the location on the </text:span><text:span text:style-name="T43">diagram</text:span><text:span text:style-name="T47">, where </text:span><text:span text:style-name="T43">you</text:span><text:span text:style-name="T47"> would like to place this object. </text:span><text:span text:style-name="T43">M</text:span><text:span text:style-name="T47">ost toolkits </text:span><text:span text:style-name="T43">provide ability of element <text:s/>creation by</text:span><text:span text:style-name="T47"> drag and drop from the palette. It should be borne in mind that the number of </text:span><text:span text:style-name="T43">diagram</text:span><text:span text:style-name="T47"> types and objects in the palette of each </text:span><text:span text:style-name="T43">diagram</text:span><text:span text:style-name="T47"> can be quite large (for example, 13 types of diagrams in UML 2.2). It is not always possible to leave </text:span><text:span text:style-name="T43">at</text:span><text:span text:style-name="T47"> the palette only items that are specific to this type of diagrams, because sometimes there is a problem with the use of rapid prototyping of mixed </text:span><text:span text:style-name="T43">diagrams</text:span><text:span text:style-name="T47">. Even in </text:span><text:span text:style-name="T43">case</text:span><text:span text:style-name="T47"> of such basic operations as a new </text:span><text:span text:style-name="T43">element creation,</text:span><text:span text:style-name="T47"> the developer </text:span><text:span text:style-name="T43">have to</text:span><text:span text:style-name="T47"> make a set of purely mechanical action</text:span><text:span text:style-name="T43"> and</text:span><text:span text:style-name="T47"> also remember </text:span><text:span text:style-name="T43">in </text:span><text:span text:style-name="T47">which tab on the palette </text:span><text:span text:style-name="T43">or in which</text:span><text:span text:style-name="T47"> menu desired item </text:span><text:span text:style-name="T43">is situated. It constantly makes <text:s/>to</text:span><text:span text:style-name="T47"> <text:s/>switch from thinking through the hierarchy of created models for particular us</text:span><text:span text:style-name="T43">ing</text:span><text:span text:style-name="T47"> the selected tool. We believe that we can make the process of adding items to the </text:span><text:span text:style-name="T43">diagram</text:span><text:span text:style-name="T47"> faster and </text:span><text:span text:style-name="T43">more easy by</text:span><text:span text:style-name="T47"> alternative </text:span><text:span text:style-name="T43">ways</text:span><text:span text:style-name="T47"> </text:span><text:span text:style-name="T43">of</text:span><text:span text:style-name="T47"> man-machine interaction </text:span><text:span text:style-name="T43">using</text:span><text:span text:style-name="T47">.</text:span><text:span text:style-name="T46"> </text:span></text:p>
      <text:p text:style-name="P36"><text:bookmark text:name="result_box2"/><text:span text:style-name="T45"><text:tab/></text:span><text:span text:style-name="T42">For example,</text:span><text:span text:style-name="T48"> an approach based on the management of the application with the mouse could be considered for interface optimization. This approach is mouse gestures. The idea of mouse gestures is to associate with specified mouse movements, made with some modifier (for example, with pressed mouse button), user commands, wich should be executed after gesture recognition. It is desirable there isn't any restrictions on the direction of mouse movement, <text:s/>number of clicks and realeases, the sequence obtained from this strokes. In the case of CASE-system associated with gesture command could be creation of elemant in the diagram at the area where the user painted gesture. For more similarity with the natural process of drawing we want to use recognition of multistroke gestures that don't impose strict limits on the order of the figures contour line drawing. The interaction with the application with help of mouse gestures is widely applicable not only in the CASE-tools, but also in other areas, such as online handwriting recognition in a variety of text editors (for example, at sms-messages writing in the latest models of Samsung), creation of objects on forms, diagrams and scenes in different applications, navigation in some browsers, character control in some games. Some utilities (such as StrokeIt, gMote, etc.) even allow you to implement support of mouse gestures to random application. Moreover, there are CASE-system, that use a similar approach, for example, Visual Paradigm. However, support of mouse gestures in such programs is limited becaurse set of gestures is fixed, that is unacceptable for scalable systems, including meta-CASE-system. The experience of implementing mouse gestures to the application, where set of gestures is not known a priori and can be expanded, is described in this article. In addition, long training is required at most known algorithms and <text:s/>training </text:span><text:span text:style-name="T42">set</text:span><text:span text:style-name="T48"> is comparable in size to the test </text:span><text:span text:style-name="T42">set</text:span><text:span text:style-name="T48">. Because of the requirements to gestures set extensibility we need to reduce time of training set creation to the minimum.</text:span><text:span text:style-name="T45"> </text:span></text:p>
      <text:p text:style-name="P36"><text:span text:style-name="T45"/></text:p>
      <text:p text:style-name="P49"><text:span text:style-name="T35">Definitions and algorithm description</text:span></text:p>
      <text:p text:style-name="P15"/>
      <text:p text:style-name="P21"><text:bookmark text:name="result_box3"/><text:span text:style-name="T53"><text:tab/>In general, the gesture recognition algorithm works as follows: there is a list of ideal gesture, each of which is associated with a user command. The ideal gesture is a gesture pattern that is matched to a user's command, <text:s/>which should be executed after drawing the gesture. User draws a gesture with pressed mouse button. After a specified signal, for example, a timeout or a key press or in the case of singlestroke gestures - release the mouse button, the gesture should be recognized. For it at the list of ideal gesture similar to the drawn gesture figure is sought. If such a gesture is found then associated with this gesture <text:s/>command should be executed.</text:span> </text:p>
      <text:p text:style-name="P8"><text:bookmark text:name="result_box4"/><text:span text:style-name="T54"><text:tab/>Becaurse of principles of pattern recognition algorithms it's clear that before starting recognition we have to build refered ideal gestures for each command. In Qreal by the gesture object have to be generated. It would be convenient if a user gesture would be corresponded to the graphical representation of the object wich have to be generated by this gesture. </text:span><text:span text:style-name="T8">I</text:span><text:span text:style-name="T54">t was </text:span><text:soft-page-break/><text:span text:style-name="T54">decided to generate </text:span><text:span text:style-name="T8">list of ideal gestures</text:span><text:span text:style-name="T54"> according to this consideration. Graphical representation of an object </text:span><text:span text:style-name="T8">in QReal</text:span><text:span text:style-name="T54"> </text:span><text:span text:style-name="T8">is</text:span><text:span text:style-name="T54"> based on the description, </text:span><text:span text:style-name="T8">which is</text:span><text:span text:style-name="T54"> stored in a xml-file. </text:span><text:span text:style-name="T8">This description consists of</text:span><text:span text:style-name="T54"> the simplest forms, </text:span><text:span text:style-name="T8">that are</text:span><text:span text:style-name="T54"> segments, circles, and arcs. For </text:span><text:span text:style-name="T8">a</text:span><text:span text:style-name="T54"> segment its ends </text:span><text:span text:style-name="T8">are stored </text:span><text:span text:style-name="T54">in the xml-file. </text:span><text:span text:style-name="T8">For the circle t</text:span><text:span text:style-name="T54">he top-left and </text:span><text:span text:style-name="T8">bottom-</text:span><text:span text:style-name="T54">right corners of a circumscribed about this circle square </text:span><text:span text:style-name="T8">with parallel to the axes sides</text:span><text:span text:style-name="T54"> <text:s/></text:span><text:span text:style-name="T8">are stored.</text:span><text:span text:style-name="T54"> A</text:span><text:span text:style-name="T8">rc is restored by</text:span><text:span text:style-name="T54"> top-left and </text:span><text:span text:style-name="T8">bottom-</text:span><text:span text:style-name="T54">right corners of a square </text:span><text:span text:style-name="T8">that is </text:span><text:span text:style-name="T54">circumscribed about th</text:span><text:span text:style-name="T8">e</text:span><text:span text:style-name="T54"> circle, part of which is </text:span><text:span text:style-name="T8">considered</text:span><text:span text:style-name="T54"> arc, </text:span><text:span text:style-name="T8">by</text:span><text:span text:style-name="T54"> the angle of the start of the arc and </text:span><text:span text:style-name="T8">by</text:span><text:span text:style-name="T54"> the angle of rotation before the end of the arc. </text:span><text:span text:style-name="T8">For</text:span><text:span text:style-name="T54"> build</text:span><text:span text:style-name="T8">ing</text:span><text:span text:style-name="T54"> perfect gesture </text:span><text:span text:style-name="T8">it</text:span><text:span text:style-name="T54"> is enough to present </text:span><text:span text:style-name="T8">described simple</text:span><text:span text:style-name="T54"> figures as gesture strokes. Stroke </text:span><text:span text:style-name="T8">is</text:span><text:span text:style-name="T54"> </text:span><text:span text:style-name="T8">drawn</text:span><text:span text:style-name="T54"> by </text:span><text:span text:style-name="T8">mouse after pressing and</text:span><text:span text:style-name="T54"> before releasing </text:span><text:span text:style-name="T8">curve</text:span><text:span text:style-name="T54">. Since in the context of </text:span><text:span text:style-name="T8">recognition</text:span><text:span text:style-name="T54"> problem <text:s/>number of strokes, the sequence of </text:span><text:span text:style-name="T8">stroke</text:span><text:span text:style-name="T54"> drawing and </text:span><text:span text:style-name="T8">mouse movement </text:span><text:span text:style-name="T54">direction is not taken into account, the perfect gesture can be represented as a list of lines within the graphic description of the figure, </text:span><text:span text:style-name="T8">that are</text:span><text:span text:style-name="T54"> segments, circles, and arcs, without specifying the beginning and end of these lines </text:span><text:span text:style-name="T8">and</text:span><text:span text:style-name="T54"> the sequence of their drawing. When </text:span><text:span text:style-name="T8">user</text:span><text:span text:style-name="T54"> moves </text:span><text:span text:style-name="T8">mouse</text:span><text:span text:style-name="T54"> the application receives a signal, that the mouse is moving, with information about its position. </text:span><text:span text:style-name="T8">In context of our problem drawn by the user is broken line, but not </text:span><text:span text:style-name="T54">a continuous smooth curve, </text:span><text:span text:style-name="T8">as it may seem to the user. This broken line</text:span><text:span text:style-name="T54"> consist</text:span><text:span text:style-name="T8">s</text:span><text:span text:style-name="T54"> of short segments, the ends of which have obtained by means of signals from the hardware coordinates. </text:span><text:span text:style-name="T8">For</text:span><text:span text:style-name="T54"> get</text:span><text:span text:style-name="T8">ting</text:span><text:span text:style-name="T54"> </text:span><text:span text:style-name="T8">ideal</text:span><text:span text:style-name="T54"> gesture </text:span><text:span text:style-name="T8">strokes</text:span><text:span text:style-name="T54"> </text:span><text:span text:style-name="T8">we have to represent</text:span><text:span text:style-name="T54"> simple shape</text:span><text:span text:style-name="T8">s</text:span><text:span text:style-name="T54"> as consisting of short segments </text:span><text:span text:style-name="T8">broken lines</text:span><text:span text:style-name="T54">. </text:span><text:span text:style-name="T8">For it we have to</text:span><text:span text:style-name="T54"> calculate empirically average speed of mouse movement, </text:span><text:span text:style-name="T8">that is</text:span><text:span text:style-name="T54"> the average distance between two points, </text:span><text:span text:style-name="T8">coordinates of which</text:span><text:span text:style-name="T54"> </text:span><text:span text:style-name="T8">are</text:span><text:span text:style-name="T54"> obtained by successive signals from the equipment. </text:span><text:span text:style-name="T8">Note that</text:span><text:span text:style-name="T54"> this value can be considered as the rate on the assumption that signals are sent at regular intervals. Segment </text:span><text:span text:style-name="T8">is</text:span><text:span text:style-name="T54"> present</text:span><text:span text:style-name="T8">ed</text:span><text:span text:style-name="T54"> as </text:span><text:span text:style-name="T8">stroke by</text:span><text:span text:style-name="T54"> dividing it into equal segments of appropriate length. A circle is </text:span><text:span text:style-name="T8">presented as</text:span><text:span text:style-name="T54"> inscribed </text:span><text:span text:style-name="T8">in it</text:span><text:span text:style-name="T54"> regular polygon with a sufficiently large enough number of </text:span><text:span text:style-name="T8">sides</text:span><text:span text:style-name="T54">. </text:span><text:span text:style-name="T8">Arc is presented </text:span><text:span text:style-name="T54"><text:s/></text:span><text:span text:style-name="T8">as</text:span><text:span text:style-name="T54"> inscribed in an arc broken line with the equal units.</text:span></text:p>
      <text:p text:style-name="P8"/>
      <text:p text:style-name="P50">Feature set.</text:p>
      <text:p text:style-name="P33"><text:span text:style-name="T3"/></text:p>
      <text:p text:style-name="P36"><text:bookmark text:name="result_box5"/><text:span text:style-name="T48"><text:tab/>Comparing </text:span><text:span text:style-name="T42">of lists</text:span><text:span text:style-name="T48"> of points is difficult, since the resulting list depends on the equipment, the speed of the mouse, zoom and other factors that are not necessary and sometimes </text:span><text:bookmark text:name="result_box6"/><text:span text:style-name="T51">excessively</text:span><text:span text:style-name="T48"> to consider for </text:span><text:span text:style-name="T42">successful</text:span><text:span text:style-name="T48"> recognition. It is convenient to have some </text:span><text:span text:style-name="T42">features, i. e.</text:span><text:span text:style-name="T48"> numerical measure</text:span><text:span text:style-name="T42">s</text:span><text:span text:style-name="T48"> that corresponds to an object. We introduce a feature </text:span><text:span text:style-name="T42">set</text:span><text:span text:style-name="T48"> for which comparison is made. In formed by </text:span><text:span text:style-name="T42">feature sets space</text:span><text:span text:style-name="T48">, we introduce a function of two arguments, where arguments are the </text:span><text:span text:style-name="T42">feature sets</text:span><text:span text:style-name="T48">.</text:span></text:p>
      <text:p text:style-name="P22"><text:span text:style-name="T3"/></text:p>
      <text:p text:style-name="P22"><text:span text:style-name="T3"><text:tab/>F:</text:span><text:span text:style-name="T22"> M X M → R+</text:span></text:p>
      <text:p text:style-name="P55"/>
      <text:p text:style-name="P55"><text:bookmark text:name="result_box7"/><text:tab/>This function determines the similarity of two sets of attributes. For example, it may be a chance that the user has drawn a particular gesture, or the distance between the <text:span text:style-name="T2">feature</text:span> sets. Every ideal gesture is <text:span text:style-name="T2">matched to</text:span> feature <text:span text:style-name="T2">set</text:span> for later comparison.</text:p>
      <text:p text:style-name="P48">Algorithm of mouse gestures recognition</text:p>
      <text:p text:style-name="P16"/>
      <text:p text:style-name="P16"><text:bookmark text:name="result_box8"/><text:span text:style-name="T53">In general, </text:span><text:span text:style-name="T2">algorithm of mouse gestures</text:span><text:span text:style-name="T53"> recognition can be divided into several stages.</text:span> </text:p>
      <text:list xml:id="list32667148" text:style-name="L1">
        <text:list-header>
          <text:p text:style-name="P43"><text:span text:style-name="T56"/></text:p>
        </text:list-header>
        <text:list-item>
          <text:p text:style-name="P43"><text:span text:style-name="T56">Identification of the strokes in the </text:span><text:span text:style-name="T14">mouse path</text:span><text:span text:style-name="T53">. At this step list of </text:span><text:span text:style-name="T2">stroke points</text:span><text:span text:style-name="T53"> coordinates </text:span><text:span text:style-name="T2">is built. These points are </text:span><text:span text:style-name="T53">obtained by means of signals from the hardware by </text:span><text:span text:style-name="T2">press</text:span><text:span text:style-name="T53"> the mouse button, move the mouse </text:span><text:span text:style-name="T2">with pressed button</text:span><text:span text:style-name="T53"> and release the mouse button.</text:span></text:p>
          <text:p text:style-name="P43"><text:span text:style-name="T55"/></text:p>
        </text:list-item>
        <text:list-item>
          <text:p text:style-name="P43"><text:span text:style-name="T9">Path filtering</text:span><text:span text:style-name="T55">. As a result </text:span><text:span text:style-name="T7">of</text:span><text:span text:style-name="T55"> user's hand shak</text:span><text:span text:style-name="T7">e</text:span><text:span text:style-name="T55"> gesture can become distorted. It is desirable to eliminate this distortion, before proceeding to the comparison of gestures. </text:span><text:span text:style-name="T7">For it we have to smooth</text:span><text:span text:style-name="T55"> those parts of the stroke, that the user would like to draw straight lines, and </text:span><text:span text:style-name="T7">leave as is</text:span><text:span text:style-name="T55"> those parts of the stroke, </text:span><text:span text:style-name="T7">where</text:span><text:span text:style-name="T55"> </text:span><text:span text:style-name="T7">user meant</text:span><text:span text:style-name="T55"> change the </text:span><text:span text:style-name="T7">movement direction</text:span><text:span text:style-name="T55">. As a general rule, </text:span><text:span text:style-name="T7">when a user moves the mouse slowly, he typically wants the movement of the mouse pointer on the display to follow the path of the mouse exactly, whereas when he moves the mouse more quickly, he is typically more concerned with where the pointer ends up than the exact path taken to get there</text:span><text:span text:style-name="T55"> [7]. Guided by this consideration, </text:span><text:span text:style-name="T7">smoothness</text:span><text:span text:style-name="T55"> </text:span><text:span text:style-name="T7">of the mouse path </text:span><text:span text:style-name="T55">can be based on </text:span><text:span text:style-name="T7">mouse</text:span><text:span text:style-name="T55"> </text:span><text:span text:style-name="T7">velocity, for example</text:span><text:span text:style-name="T55">.</text:span><text:span text:style-name="T17"> </text:span></text:p>
          <text:p text:style-name="P51"/>
        </text:list-item>
        <text:list-item>
          <text:p text:style-name="P52">Building of feature vector for user's gesture.</text:p>
          <text:p text:style-name="P43"/>
        </text:list-item>
        <text:list-item>
          <text:p text:style-name="P54"><text:span text:style-name="T14">O</text:span><text:span text:style-name="T57">bject </text:span><text:span text:style-name="T14">selection</text:span>. <text:span text:style-name="T2">We c</text:span>ompute the similarity function for <text:span text:style-name="T2">referred to user gesture</text:span> <text:span text:style-name="T2">feature set</text:span>, <text:s/>and each of<text:span text:style-name="T2"> the feature</text:span> set<text:span text:style-name="T2">s, that are referred to ideal gestures</text:span>. In our algorithms, this function will serve as the similarity distance. Choosing the perfect gesture according to the results, in our case is the perfect gesture, which is associated the set of attributes to which the minimum distance. If there are several, provide a user the ability to pick himself an object of the next few. If this distance is less than the threshold, the gesture is recognized and generate the corresponding object.</text:p>
          <text:p text:style-name="P43"/>
        </text:list-item>
        <text:list-item>
          <text:p text:style-name="P43"><text:bookmark text:name="result_box9"/><text:span text:style-name="T14">C</text:span><text:span text:style-name="T56">ommand </text:span><text:span text:style-name="T14">executing</text:span><text:span text:style-name="T56">.</text:span><text:span text:style-name="T53"> In the case of QReal, object </text:span><text:span text:style-name="T2">have to be generated</text:span><text:span text:style-name="T53">. The object is generated, so that its center coincides with the center of the </text:span><text:span text:style-name="T54">circumscribed</text:span><text:span text:style-name="T53"> by </text:span><text:span text:style-name="T2">user</text:span><text:span text:style-name="T53"> gesture rectangle, </text:span><text:span text:style-name="T2">with</text:span><text:span text:style-name="T53"> sides </text:span><text:span text:style-name="T2">of which</text:span><text:span text:style-name="T53"> are parallel to the coordinate axes.</text:span></text:p>
        </text:list-item>
      </text:list>
      <text:p text:style-name="P22"/>
      <text:p text:style-name="P22"><text:bookmark text:name="result_box10"/><text:span text:style-name="T55"><text:tab/>There are </text:span><text:span text:style-name="T7">training</text:span><text:span text:style-name="T55"> algorithms that allow you to adjust the </text:span><text:span text:style-name="T7">recognition algorithm</text:span><text:span text:style-name="T55"> parameters, including a </text:span><text:span text:style-name="T7">feature</text:span><text:span text:style-name="T55"> set (vector), </text:span><text:span text:style-name="T7">that are</text:span><text:span text:style-name="T55"> corresponding to </text:span><text:span text:style-name="T7">the</text:span><text:span text:style-name="T55"> </text:span><text:span text:style-name="T7">ideal</text:span><text:span text:style-name="T55"> </text:span><text:span text:style-name="T7">gestures.</text:span><text:span text:style-name="T55"> But </text:span><text:span text:style-name="T7">for such algorithms</text:span><text:span text:style-name="T55"> </text:span><text:span text:style-name="T7">we</text:span><text:span text:style-name="T55"> need </text:span><text:span text:style-name="T7">training</text:span><text:span text:style-name="T55"> </text:span><text:span text:style-name="T7">set</text:span><text:span text:style-name="T55">, </text:span><text:span text:style-name="T7">that is</text:span><text:span text:style-name="T55"> database </text:span><text:span text:style-name="T7">of</text:span><text:span text:style-name="T55"> user gestures, <text:s/>where each gesture is known about the class to which it relates. </text:span><text:span text:style-name="T7">Creation of such set</text:span><text:span text:style-name="T55"> takes </text:span><text:span text:style-name="T7">a long</text:span><text:span text:style-name="T55"> time. In QReal editors can </text:span><text:span text:style-name="T7">be</text:span><text:span text:style-name="T55"> create</text:span><text:span text:style-name="T7">d</text:span><text:span text:style-name="T55"> very fast, </text:span><text:span text:style-name="T7">we</text:span><text:span text:style-name="T55"> want to </text:span><text:span text:style-name="T7">create corresponding</text:span><text:span text:style-name="T55"> gestures as quickly. As a general rule </text:span><text:span text:style-name="T7">at</text:span><text:span text:style-name="T55"> known solutions </text:span><text:soft-page-break/><text:span text:style-name="T55">the </text:span><text:span text:style-name="T7">number of items in</text:span><text:span text:style-name="T55"> training set is comparable to the number of items </text:span><text:span text:style-name="T7">in test set</text:span><text:span text:style-name="T55">. </text:span><text:span text:style-name="T7">Since our experiments have shown that training is necessary,</text:span><text:span text:style-name="T55"> </text:span><text:span text:style-name="T7">w</text:span><text:span text:style-name="T55">e would like to reduce </text:span><text:span text:style-name="T7">training set</text:span><text:span text:style-name="T55"> size with spent on </text:span><text:span text:style-name="T7">training set</text:span><text:span text:style-name="T55"> creation </text:span><text:span text:style-name="T7">time</text:span><text:span text:style-name="T55"> to minimum. For this purpose it is desirable that the percentage of the recognized gesture was high without training.</text:span><text:span text:style-name="T17"> </text:span></text:p>
      <text:p text:style-name="P47"/>
      <text:p text:style-name="P15">Растеризация</text:p>
      <text:p text:style-name="P10"/>
      <text:p text:style-name="P20"><text:span text:style-name="T18">Очевидно, что на распознавание жеста не должно влиять его расположение. Кроме того, в </text:span><text:span text:style-name="T8">Qreal э</text:span><text:span text:style-name="T18">лементы на диаграмме можно сжимать и растягивать вдоль осей координат, значит сжатие или растяжение жеста пользователя тоже не должно влиять на распознавание. </text:span><text:span text:style-name="T19">Например, эллипс и окружность должны распознаваться как один и тот же объект.</text:span><text:span text:style-name="T15"> <text:s/>Введем множество признаков</text:span><text:span text:style-name="T23">, </text:span><text:span text:style-name="T16">которое является инвариантным относительно переноса и масштабирования жеста</text:span><text:span text:style-name="T15">: сначала около жеста пользователя описывается прямоугольник со сторонами, параллельными осям координат, далее этот прямоугольник разбивается на равные ячейки прямыми, параллельными горизонтальным и вертикальным сторонам прямоугольника. Количество ячеек по вертикали и по горизонтали задано заранее. Затем составляем список ячеек, через которые проходит жест пользователя. Координаты ячейки, через которые проходит жест, в данном случае будем рассматривать в качестве признака. А полученный список координат — в качестве множества признаков. Назовем это множество признаков </text:span><text:span text:style-name="T16">базовым</text:span><text:span text:style-name="T23">. </text:span><text:span text:style-name="T15">Введенное множество признаков инвариантно относительно масштабирования и переноса: если растянуть, сжать или перенести жест, соответствующее ему множество признаков останется неизменным. Заметим, что построив такое множество мы избавились от лишней информации о количестве штрихов, последовательности их рисования и направлении движения мыши. </text:span><text:span text:style-name="T16">При этом подавляющее большинство свойств жеста пользователя, независящих от вышеперечисленных факторов, сохраняется и для базового множества признаков, так как по сути базовое множество признаков — растеризованный жест с низким разрешением</text:span><text:span text:style-name="T23">.</text:span></text:p>
      <text:p text:style-name="P15"/>
      <text:p text:style-name="P15">Вектора признаков</text:p>
      <text:p text:style-name="P10"/>
      <text:p text:style-name="P20"><text:span text:style-name="T19">Хотелось бы получить </text:span><text:span text:style-name="T15">расстояние между базовыми множествами признаков, имеющее некий геометрический смысл. Проанализируем, как можно интерпретировать похожесть жестов. Заметим, что два жеста можно назвать похожими, если для каждого объекта (отрезок, окружность, ячейка) из одного жеста можно подобрать аналогичный объект из второго жеста, так чтобы они были не сильно удалены. То есть для каждой ячейки из первого базового множества признаков можно указать близкую к ней ячейку второго базового множества признаков и наоборот. Руководствуясь этим соображением, в качестве расстояния между базовыми множествами признаков было выбрано расстояние Хаусдорфа. </text:span></text:p>
      <text:p text:style-name="P22"/>
      <text:p text:style-name="P24">d(X, Y) = max(sup[x in X] inf[y in Y] r(x, y), sup[y in Y] inf [x in X] r(x, y)])</text:p>
      <text:p text:style-name="P25"><text:span text:style-name="T15">X, Y -</text:span><text:span text:style-name="T27">базовые множества признаков. </text:span></text:p>
      <text:p text:style-name="P25"><text:span text:style-name="T15">R – </text:span><text:span text:style-name="T27">расстояние на пространстве ячеек.</text:span></text:p>
      <text:p text:style-name="P22"/>
      <text:p text:style-name="P22">То есть для каждой ячейки первого жеста ищется расстояние до ближайшей ячейки второго жеста, а для каждой ячейки второго жеста — расстояние до ближайшей ячейки первого жеста. Расстояние между базовыми множествами — максимум найденных расстояний между ячейками.</text:p>
      <text:p text:style-name="P22">В качестве <text:span text:style-name="T24">r </text:span>были рассмотрены евклидово расстояние (<text:span text:style-name="T24">l2</text:span>), максимум модуля разности координат (<text:span text:style-name="T24">l</text:span><text:span text:style-name="T34">∞</text:span>), сумма модулей разности координат (<text:span text:style-name="T24">l1</text:span>). <text:s/>Наилучший результат при распознавании показала сумма модулей разности координат. <text:span text:style-name="T22">(Табличку бы...)</text:span></text:p>
      <text:p text:style-name="P22">Заметим, что базовое множество признаков имеет нефиксированную размерность, то есть для разных жестов пользователя мощность соответствующих множеств признаков может быть различным. </text:p>
      <text:p text:style-name="P22">Существуют алгоритмы обучения, которые подразумевают корректирование векторов признаков, соответствующих идеальному жесту. К примеру, k-средних. <text:span text:style-name="T17">Подразумевает, что необходимо искать центр масс для элементов из пространства, в котором проводится обучение. Центр масс для векторов — вектор, координаты которого являются средним арифметическим соответствующих координат векторов из набора. Довольно сложно представить себе сложение базовых множеств признаков, деление на скаляр с сохранением </text:span><text:span text:style-name="T17">геометрического смысла базового множества признаков, так как мощность базового множества признаков не фиксирована. </text:span></text:p>
      <text:p text:style-name="P22">Для упрощения обучения желательно иметь дело с векторами признаков, - с множествами признаков фиксированной мощности, для которых принципиален порядок элементов. Предлагается несколько способов построения вектора признаков по базовому множеству признаков. В каждом способе для получения вектора признаков необходимо построить матрицу. Во всех случаях размеры матрицы соответствуют количеству ячеек по ширине и высоте описанного около жеста прямоугольника, по которому строится базовое множество признаков.</text:p>
      <text:p text:style-name="P16"/>
      <text:p text:style-name="P22"><text:span text:style-name="T20">Матрица расстояний до жеста.</text:span> <text:span text:style-name="T24">M </text:span>– матрица <text:span text:style-name="T24">w</text:span><text:span text:style-name="T34">∗</text:span><text:span text:style-name="T24">h</text:span>, где размеры матрицы соответствуют вышеописанным. Элемент матрицы <text:span text:style-name="T4">M[i</text:span><text:span text:style-name="T24">,j</text:span><text:span text:style-name="T4">]</text:span><text:span text:style-name="T24"> </text:span>равен расстоянию <text:span text:style-name="T2">r</text:span><text:span text:style-name="T24"> </text:span>от ячейки с координатами <text:span text:style-name="T34"></text:span><text:span text:style-name="T24">i,j</text:span><text:span text:style-name="T34"> </text:span>до ближайшей ячейки вспомогательного списка. Таким образом мы имеем матрицу расстояний до базового множества признаков<text:span text:style-name="T2">. </text:span>Заметим, что по матрице можно однозначно восстановить базовое множество признаков, - к нему относятся ячейки с теми и только теми координатами, на которых в матрице стоят <text:s/>0. Матрицу М представим как вектор признаков в пространстве <text:span text:style-name="T3">R^(w*h)</text:span>, выписав все ее <text:soft-page-break/>строчки в одну. Расстояние между векторами признаков — это норма разности. <text:s/>Введенная функция действительно является расстоянием между векторами признаков<text:span text:style-name="T22"> </text:span><text:span text:style-name="T17">и между базовыми множествами признаков</text:span><text:span text:style-name="T22">. </text:span><text:span text:style-name="T17">То что введенная функция является расстоянием для базового множества признаков следует из существования биекции между базовыми множествами признаков и описанными матрицами.</text:span></text:p>
      <text:p text:style-name="P22"/>
      <text:p text:style-name="P8">Утверждение</text:p>
      <text:p text:style-name="P26">r – <text:span text:style-name="T26">расстояние между ячейками, используемое в расстоянии Хаусдорфа между базовыми множествами признаков, пусть оно же используется в качестве расстояния между ячейками для построения матрицы расстояний до жеста.</text:span></text:p>
      <text:p text:style-name="P21">В качестве нормы на пространстве векторов признаков выступает максимум рассматривается максимум модулей элементов, сумма модулей элементов, корень из суммы квадратов элементов.</text:p>
      <text:p text:style-name="P21">Расстояние Хаусдорфа между базовыми множествами признаков эквивалентно введенному расстоянию между базовыми множествами. </text:p>
      <text:p text:style-name="P11"/>
      <text:p text:style-name="P16">Эквивалентность транзитивна. Максимум элементов эквивалентен сумме модулей элементов и эквивалентен корню из суммы квадратов элементов. То есть чтобы доказать утверждение достаточно доказать эквивалентность расстояния Хаусдорфа и одной из вышеперечисленных норм. Рассмотрим максимум модуля элементов. </text:p>
      <text:p text:style-name="P16">Пусть <text:span text:style-name="T2">M1 – </text:span>матрица, соответствующая первому жесту.</text:p>
      <text:p text:style-name="P27">M2 – <text:span text:style-name="T26">матрица, соответствующая второму жесту.</text:span></text:p>
      <text:p text:style-name="P27">dist(M1, M2) = max (I in [0.. w-1] j in [0.. h-1]) |M1[i, j] – M2[i, j]| &gt;= max (I, J | M1[i, j] = 0 || M2[i, j] = 0) |M1[i, j] – M2[i, j]| = D_h <text:s/><text:span text:style-name="T26">между базовыми множествами</text:span></text:p>
      <text:p text:style-name="P10"/>
      <text:p text:style-name="P17">Получили, что <text:span text:style-name="T2">dist(M1, M2) &gt;= D_h(M1, M2)</text:span></text:p>
      <text:p text:style-name="P28"/>
      <text:p text:style-name="P17">Докажем теперь, что <text:span text:style-name="T2">dist(M1, M2) &lt;= D_h(M1, M2)</text:span></text:p>
      <text:p text:style-name="P28"/>
      <text:p text:style-name="P17">Рассмотрим элемент первой и второй матрицы на произвольном месте (<text:span text:style-name="T2">I, j</text:span>). По построению матрицы этот <text:span text:style-name="T2">M1[i, j] = min r(O, </text:span>ячейки принадлежащие базовому множеству признаков первого жеста<text:span text:style-name="T2">), </text:span>где <text:span text:style-name="T2">O —</text:span> ячейка с координатами <text:span text:style-name="T2">(I, j). </text:span>Точку, на которой достигается этот минимум, назовем <text:span text:style-name="T2">A1. </text:span></text:p>
      <text:p text:style-name="P17">Аналогично <text:span text:style-name="T2">M</text:span>2<text:span text:style-name="T2">[i, j] = min r(O, </text:span>ячейки принадлежащие базовому множеству признаков второго жеста<text:span text:style-name="T2">). </text:span>Точку на которой достигается минимум для второго жеста назовем <text:span text:style-name="T2">A2. </text:span>Пусть <text:span text:style-name="T2">r(O, A2) </text:span>= <text:span text:style-name="T2">b &lt;= r(O, A1) = c. <text:s/></text:span>Предположим, что существует ячейка <text:span text:style-name="T2">K1</text:span> из базового множества признаков первого жеста такая, что <text:span text:style-name="T2">r(K1, A2)</text:span> <text:span text:style-name="T2">&lt; c – b, </text:span>тогда по неравенству треугольника <text:span text:style-name="T2">r(K1, O) &lt;= r(O, A2) + r(A2, K1) &lt; b + (c – b) = c. </text:span>То есть есть точка из базового множества признаков первого жеста, расстояние от <text:span text:style-name="T2">O </text:span>до которой меньше чем расстояние от <text:span text:style-name="T2">O </text:span>до <text:span text:style-name="T2">A1, </text:span>что противоречит выбору <text:span text:style-name="T2">A1, </text:span>как ячейки на которой достигается минимум. Получается, что для любой точки <text:span text:style-name="T2">A </text:span>из первого базового множества <text:span text:style-name="T2">r(A2, A) &gt;= c-b. </text:span>из определения расстояния Хаусдорфа следует, что <text:span text:style-name="T2">r &lt;= D_h. </text:span>В силу того, что ячейка <text:span text:style-name="T2">O </text:span>была выбрана произвольно <text:span text:style-name="T2">D_h &gt;= |M1[i, j]-M2[i, j]| </text:span>для любых <text:span text:style-name="T2">I j. </text:span>Тогда <text:span text:style-name="T2">D_h &gt;= max|M1[i, j]-M2[i, j]|</text:span></text:p>
      <text:p text:style-name="P28"/>
      <text:p text:style-name="P17">Получаем, что <text:span text:style-name="T2">D_h(M1, M2) &gt;=</text:span> <text:span text:style-name="T2">dist(M1, M2) &gt;= D_h(M1, M2)</text:span></text:p>
      <text:p text:style-name="P28"/>
      <text:p text:style-name="P17">Расстояния эквивалентны, что и требовалось доказать.</text:p>
      <text:p text:style-name="P17"/>
      <text:p text:style-name="P17"><text:span text:style-name="T35">Замечание</text:span> В случае когда в качестве нормы вектора рассматривается максимум модуля элемента, расстояние хаусдорфа равно введенному расстоянию</text:p>
      <text:p text:style-name="P10"/>
      <text:p text:style-name="P23"><text:span text:style-name="T20">Количество ячеек в прямоугольнике. </text:span><text:span text:style-name="T19">Следующий алгоритм заключается в </text:span><text:span text:style-name="T15">подсчете количества ячеек в прямоугольнике </text:span><text:span text:style-name="T24">m</text:span><text:span text:style-name="T34">∗</text:span><text:span text:style-name="T24">n </text:span><text:span text:style-name="T15">, где </text:span><text:span text:style-name="T24">m </text:span><text:span text:style-name="T15">– меняется от 1 до высоты прямоугольника, </text:span><text:span text:style-name="T24">n </text:span><text:span text:style-name="T15">— от 1 до ширины прямоугольника. Элемент </text:span><text:span text:style-name="T34">[</text:span><text:span text:style-name="T24">i,j </text:span><text:span text:style-name="T34">] </text:span><text:span text:style-name="T15">равен количеству ячеек жеста, содержащихся в прямоугольнике </text:span><text:span text:style-name="T5">[</text:span><text:span text:style-name="T23">0</text:span><text:span text:style-name="T5">,</text:span><text:span text:style-name="T10"> </text:span><text:span text:style-name="T24">i </text:span><text:span text:style-name="T4">]</text:span><text:span text:style-name="T34">∗</text:span><text:span text:style-name="T6">[</text:span><text:span text:style-name="T25">0</text:span><text:span text:style-name="T6">,</text:span><text:span text:style-name="T11"> </text:span><text:span text:style-name="T24">j</text:span><text:span text:style-name="T4">]</text:span><text:span text:style-name="T15">, при этом если жест проходит через одну и ту же ячейку несколько раз, в матрицу заносится только одно прохождение. Как и в предыдущем случае, матрица рассматривается как вектор признаков из пространства </text:span><text:span text:style-name="T10">R^(w*h)</text:span><text:span text:style-name="T15">, расстояние между векторами определяется как норма разности векторов. Заметим, что по построенной матрице можно однозначно восстановить базовое множество признаков</text:span><text:span text:style-name="T10">.</text:span><text:span text:style-name="T15"> Пусть </text:span><text:span text:style-name="T24">e </text:span><text:span text:style-name="T34">[ </text:span><text:span text:style-name="T24">i,j </text:span><text:span text:style-name="T34">] </text:span><text:span text:style-name="T15">– наличие ячейки </text:span><text:span text:style-name="T34">[</text:span><text:span text:style-name="T24">i,j </text:span><text:span text:style-name="T34">] </text:span><text:span text:style-name="T15">в базовом множестве признаков (0 или 1). </text:span><text:span text:style-name="T24">J </text:span><text:span text:style-name="T15">– построенная матрица, тогда </text:span><text:span text:style-name="T24">e </text:span><text:span text:style-name="T34">[ </text:span><text:span text:style-name="T24">i,j </text:span><text:span text:style-name="T34">]</text:span><text:span text:style-name="T24">=J </text:span><text:span text:style-name="T34">[</text:span><text:span text:style-name="T24">i,j </text:span><text:span text:style-name="T34">]</text:span><text:span text:style-name="T24">+J </text:span><text:span text:style-name="T34">[</text:span><text:span text:style-name="T24">i</text:span><text:span text:style-name="T34">−</text:span><text:span text:style-name="T36">1, </text:span><text:span text:style-name="T24">j</text:span><text:span text:style-name="T34">−</text:span><text:span text:style-name="T36">1</text:span><text:span text:style-name="T34">]−</text:span><text:span text:style-name="T24">J </text:span><text:span text:style-name="T34">[</text:span><text:span text:style-name="T24">i,j</text:span><text:span text:style-name="T34">−</text:span><text:span text:style-name="T36">1 </text:span><text:span text:style-name="T34">]−</text:span><text:span text:style-name="T24">J </text:span><text:span text:style-name="T34">[ </text:span><text:span text:style-name="T24">i</text:span><text:span text:style-name="T34">−</text:span><text:span text:style-name="T36">1, </text:span><text:span text:style-name="T24">j </text:span><text:span text:style-name="T34">] </text:span><text:span text:style-name="T15">Будем считать, что за пределами прямоугольника элементы </text:span><text:span text:style-name="T24">J </text:span><text:span text:style-name="T15">равны 0. </text:span><text:span text:style-name="T15">Заметим, что введенная функция действительно будет расстоянием между введенным вектором признаков и между базовыми множествами признаков, так как существует биекция между пространством введенных векторов признаков и пространством базовых множеств признаков.</text:span></text:p>
      <text:p text:style-name="P15"/>
      <text:p text:style-name="P15">Количество ячеек в полосе. <text:span text:style-name="T1">Вектор признаков, используемый в данном алгоритме, аналогичен предыдущему, но подсчет ячеек происходит в полосе. J – построенная матрица, покажем чему равен элемент J [ i,j] . Пусть d – число ячеек в полосе i−1∗w , то есть в полосе, целиком лежащей под ячейкой [i,j ] . k – число ячеек в полосе из ряда i от [i,0 ] по [i,0 ] , J [ i,j]=k+d . Заметим, что базовое множество признаков однозначно восстанавливается по полученной матрице. Тогда если мы введем функцию расстояния между матрицами аналогично двум предыдущим случаям, эта функция будет расстоянием между базовыми множествами признаков.</text:span></text:p>
      <text:p text:style-name="P17"/>
      <text:p text:style-name="P17">Заметим, что все эти алгоритмы и расстояния можно сочетать, рассматривая в качестве конечного множества признаков структуру из произвольных комбинаций вышеперечисленных множеств признаков. При этом расстояние между конечными множествами признаков задается как линейная <text:soft-page-break/>комбинация расстояний с неотрицательными коэффициентами, хотя бы один из которых строго положителен. Такая линейная комбинация будет расстоянием между конечными множествами признаков.</text:p>
      <text:p text:style-name="P17"/>
      <text:p text:style-name="P15">Обучение</text:p>
      <text:p text:style-name="P17"/>
      <text:p text:style-name="P17">Для улучшения распознаваемости жестов пользователя можно использовать обучение: <text:s/>с помощью базы жестов пользователя, о каждом из которых известно какой объект должен быть сгенерирован в результате распознавания, можно изменить параметры алгоритма распознавания так, что и другие жесты пользователя, подаваемые на вход, будут распознаваться с большей точностью. К алгоритмам, позволяющим улучшить распознавание с помощью обучающей выборки, относятся нейронные сети, метод <text:span text:style-name="T2">k </text:span>ближайших соседей, метод Байеса, алгоритм <text:span text:style-name="T2">k-</text:span>средних.</text:p>
      <text:p text:style-name="P17">Нейронная сеть представляет собой систему соединенных друг с другом процессов — нейронов. Обучение нейронной сети подразумевает нахождение коэффициентов связей между нейронами (см. рисунок «нейронная сеть»). Но для успешного распознавания нейронной сетью требуется большая обучающая выборка. Например, в <text:span text:style-name="T2">[2]</text:span> обучающая выборка в 1,5 раза превосходит тестовую. Как уже упоминалось, хотелось бы как можно сильнее сократить обучающую выборку, иначе генеративный подход при создании жестов утратит смысл.</text:p>
      <text:p text:style-name="P30"><text:span text:style-name="T28">Для обучения можно использовать метод </text:span><text:span text:style-name="T29">k </text:span><text:span text:style-name="T28">ближайших соседей [1]</text:span><text:span text:style-name="T15">. Для множества признаков жеста пользователя ищутся </text:span><text:span text:style-name="T37">k </text:span><text:span text:style-name="T15">ближайших соседей среди множеств признаков, соответствующих жестам пользователя в обучающей выборке. Жест относят к тому классу, к которому относится большинство из </text:span><text:span text:style-name="T37">k </text:span><text:span text:style-name="T15">соседей. Нахождение </text:span><text:span text:style-name="T10">k </text:span><text:span text:style-name="T27">ближайших соседей — отдельная трудоемкая задача в случае с многомерными пространствами. Кроме того если в случае с нейронной сетью после обучения достаточно хранить лишь веса связей, а от обучающей выборки можно отказаться, то этот метод не позволяет сэкономить память и каким-либо образом сжать обучающую выборку.</text:span></text:p>
      <text:p text:style-name="P31">Метод Байеса <text:span text:style-name="T2">[1]</text:span> предназначен для множества признаков, между которыми нет статистических зависимостей. Для каждого признака на основе обучающей выборки вычисляется вероятность того, что данный жест принадлежит данному классу. Затем вычисляется общая вероятность того, что данный жест принадлежит данному классу. В качестве итогового класса берется наиболее вероятный. Минус этого алгоритма, как и предыдущего, заключается в невозможности сжать обучающую выборку.</text:p>
      <text:p text:style-name="P30"><text:span text:style-name="T30">Алгоритм k-средних </text:span><text:span text:style-name="T12">[3]</text:span><text:span text:style-name="T30"> предполагает корректировку базового множества признаков, соответствующего идеальному жесту, и максимального порогового расстояния между множеством признаков, соответствующего жесту пользователя, и множеством признаков, соответствующего идеальному жесту. Вектор признаков, соответствующий идеальному жесту, заменяется на центр масс векторов признаков, соответствующих жестам из обучающей выборки для этого класса. Пороговое расстояние подбирается так, что все расстояния от центра масс до векторов признаков из обучающей выборки не превосходят пороговое расстояние. В данном случае после обучения достаточно хранить только измененное множество признаков, соответствующее идеальному жесту.</text:span><text:span text:style-name="T31"> </text:span></text:p>
      <text:p text:style-name="P30"><text:span text:style-name="T30">В случае с нейронной сетью, чтобы распознавание было приемлемым после обучения на небольшой обучающей выборке придется точно угадывать коэффициенты связей между нейронами, что не всегда возможно. Маловероятно, что после добавления нового жеста <text:s/>можно будет быстро дополнить обучающую выборку для него. Для алгоритма </text:span><text:span text:style-name="T12">k-</text:span><text:span text:style-name="T30">средних, напротив, можно рассчитывать на то, что не потребуется слишком большое число элементов в обучающей выборке. Метод </text:span><text:span text:style-name="T12">k </text:span><text:span text:style-name="T30">ближайших соседей и метод Байеса, как уже упоминалось, требуют дополнительных затрат памяти. Поэтому для обучения нами был выбран алгоритм </text:span><text:span text:style-name="T12">k-</text:span><text:span text:style-name="T30">средних.</text:span></text:p>
      <text:p text:style-name="P30"><text:span text:style-name="T30">Как правило, центр масс нескольких точек вычисляется как сумма векторов от начала координат до этих точек, разделенная на количество точек. Проблема множеств признаков с нефиксированной размерностью в том, что довольно трудно определить начало координат, сумму множеств признаков и деление на скаляр, так чтобы множество признаков не утратило своего геометрического смысла</text:span><text:span text:style-name="T31"> </text:span><text:span text:style-name="T30">и обучение дало результаты</text:span><text:span text:style-name="T31">.</text:span></text:p>
      <text:p text:style-name="P17">Для построения центра масс множеств признаков с нефиксированной размерностью были использованы следующие свойства центра масс:</text:p>
      <text:p text:style-name="P17">1) Центр масс одного элемента совпадает с этим классификатором.</text:p>
      <text:p text:style-name="P17">2) Пусть Mn - центр масс множества из n элементов</text:p>
      <text:p text:style-name="P17">Dn - максимальное расстояние от центра масс множества до элементов этого множества</text:p>
      <text:p text:style-name="P17">Добавим ко множеству элемент <text:span text:style-name="T2">k.</text:span> d=dist Mn ,k  - расстояние между центром масс и добавленным элементом, тогда</text:p>
      <text:p text:style-name="P17">dist Mn+1 ,Mn =d∗1/n+1=d0M ,</text:p>
      <text:p text:style-name="P17">dist k,M n =d∗n/n+1=d0k</text:p>
      <text:p text:style-name="P17"/>
      <text:p text:style-name="P17">Будем строить точку, находящуюся на расстоянии d0M от точки Mn и на расстоянии d0 k от точки k (свойство 2). В общем случае такая точка может не существовать в метрическом пространстве. Тогда будем строить точку, отношение расстояний от Mn и k до которой наиболее близко к требуемому. Таких точек может быть несколько, важно чтобы алгоритм в этом случае возвращал хотя бы одну точку, обладающую таким свойством.</text:p>
      <text:p text:style-name="P17">Пусть у нас есть 2 базовых множества признаков на расстоянии <text:span text:style-name="T2">d </text:span>друг от друга, и надо построить базовое множество признаков на расстоянии <text:span text:style-name="T2">d/n </text:span>от первого множества и <text:span text:style-name="T2">d*(n-1)/n </text:span>от второго. Чтобы вычислить расстояние между двумя базовыми множествами признаков, рассматриваются пары <text:soft-page-break/>ячеек, находящиеся на минимальном расстоянии друг от друга. Для каждой ячейки первого базового множества ищется ближайшая к ней ячейка второго базового множества, и для каждой ячейки второго базового множества — ближайшая к ней ячейка первого базового множества. Для построения требуемого множества рассмотрим полученные пары ячеек в качестве концов отрезка на плоскости, и возьмем точку, делящую отрезок в заданном соотношении 1/n , считая от первой ячейки, если первая ячейка относится к первому множеству признаков, считая от второй ячейки в ином случае. Полученные точки интерпретируются в качестве признаков, при этом могу иметь нецелые координаты, и составляют базовое множество признаков расстояние до которого от двух заданных множеств равно требуемому <text:span text:style-name="T22">(коряво как</text:span>-то).</text:p>
      <text:p text:style-name="P17">Центр масс для множества из <text:span text:style-name="T2">n б</text:span>азовых множеств признаков будем строить по индукции: <text:s/>одно базовое множество совпадает со своим центром масс, после того как построен центр масс множества из <text:span text:style-name="T2">k</text:span> базовых множеств, добавляется еще одно базовое множество, вычисляется расстояние <text:span text:style-name="T2">d </text:span>между ним и центром масс, и по описанному выше методу строится новый центр масс так, что расстояние до старого равно <text:span text:style-name="T2">d/(k + 1), </text:span>а расстояние до добавленного элемента равно <text:span text:style-name="T2">d*k/(k + 1).</text:span></text:p>
      <text:p text:style-name="P17">В процессе обучения надо редактировать не только центр масс, но и максимальное расстояние от центра масс класса до множества признаков для жеста из данного класса. Необходимо корректировать максимальное расстояние так, чтобы шар Bn с центром Mn и радиусом Dn принадлежал шару Bn+1 с центром Mn+1 и радиусом Dn+1 . Добавленное множество признаков должно принадлежать новому шару.</text:p>
      <text:p text:style-name="P17">Таким образом Dn+1≥d∗n</text:p>
      <text:p text:style-name="P17">n+1 .</text:p>
      <text:p text:style-name="P17">k0∈Bn — множество признаков, относящееся к классу жестов, который соответствует Bn</text:p>
      <text:p text:style-name="P17">По свойству треугольника dist k 0,Mn+1≤dist k 0,M n+dist M n ,Mn+1 .</text:p>
      <text:p text:style-name="P17">Исходя из двух неравенств выберем Dn+1=maxd∗n</text:p>
      <text:p text:style-name="P17">n+1</text:p>
      <text:p text:style-name="P17">,Dnd∗1</text:p>
      <text:p text:style-name="P17">n+1  </text:p>
      <text:p text:style-name="P15"/>
      <text:p text:style-name="P15">Эксперименты</text:p>
      <text:p text:style-name="P15"/>
      <text:p text:style-name="P13">УКАЗАТЬ РАЗМЕРЫ ГРИДА!!!</text:p>
      <text:p text:style-name="P20"><text:span text:style-name="T19">Для тестирования были выбраны объекты, использующиеся в диаграммах </text:span><text:span text:style-name="T15">QReal. Приведем графическое представление выбранных объектов </text:span><text:span text:style-name="T23">(сколько? Чего? Почему именно эти?)</text:span></text:p>
      <text:p text:style-name="P20"><text:span text:style-name="T21">Заметим, что процент распознанных жестов сильно отличается для разных </text:span><text:span text:style-name="T38">классов объектов. Распознаваемость зависит от того, насколько идеальный жест похож на другие идеальные жесты: чем сильнее похожи жесты, тем легче их перепутать. Вектор признаков, подсчитывающий количество ячеек в прямоугольнике, имеет невысокий процент распознавания, но хорошо распознает некоторые жесты, которые плохо распознаются алгоритмами, использующими другие вектора признаков. Поэтому было принято решение скомбинировать данный вектор признаков с вектором признаков, дающим наилучшую итоговую распознаваемость. Коэффициенты для линейной комбинации расстояний были подобраны эмпирически. Результаты распознавания жестов с помощью комбинации векторов признаков приведены в последней строке.</text:span></text:p>
      <text:p text:style-name="P18">Обучающая выборка состояла из 45 жестов, каждому из 9 объектов соответствовали 5 жестов пользователя.</text:p>
      <text:p text:style-name="P18">Заметим, что увеличение процента распознанных жестов зависит не только от обучающей выборки, но и от способа построения вектора признаков. К примеру, вектор признаков, подсчитывающий количество ячеек в полосе, после обучения показал улучшение распознаваемости на 40 %. В то время как вектор признаков, подсчитывающий количество ячеек в прямоугольнике, дал улучшение распознаваемости всего на 8 %. При последующей работе можно ввести двойное обучение — обучать вектора признаков вышеописанным способом, при этом рассматривая комбинацию не 2, а более векторов признаков. Как уже было сказано расстояние при этом вычисляется как линейная комбинация расстояний с неотрицательными коэффициентами.</text:p>
      <text:p text:style-name="P18">На данный момент лучшая распознаваемость после обучения составляет 90 % жестов пользователя для тестовой выборки из 1177 жестов. Это вполне удовлетворительный результат для распознавания жестов.</text:p>
      <text:p text:style-name="P15"/>
      <text:p text:style-name="P15">Заключение</text:p>
      <text:p text:style-name="P12"/>
      <text:p text:style-name="P32"><text:span text:style-name="T32">Были протестированы несколько алгоритмов распознавания </text:span>многоштриховых жестов, <text:span text:style-name="T33">независимых от количества и последовательности штрихов в жесте и направления движения мыши</text:span>.</text:p>
      <text:p text:style-name="P32">Был применен алгоритм обучения <text:span text:style-name="T2">k</text:span><text:span text:style-name="T26">-средних</text:span> для векторов признаков фиксированной размерности и расширен на множество признаков нефиксированной размерности.</text:p>
      <text:p text:style-name="P32">На основании тестирования классификаторов без обучения был сделан вывод, что распознавание без обучения не удовлетворит пользователя. Но начальный порог распознавания и скорость обучения позволяют разработчикам не переучивать систему каждый раз при добавлении нового жеста, а предоставить пользователю возможность самому обучать приложение в процессе работы. Под начальным порогом распознавания подразумевается процент распознанных без обучения жестов, скорость обучения — отношение увеличения распознанных жестов к количеству жестов в обучающей выборке.</text:p>
      <text:p text:style-name="P32">На данный момент лучшая распознаваемость после обучения составляет 90 % жестов пользователя для тестовой выборки из 1177 жестов после обучения на выборке из 45 жестов. Это вполне удовлетворительный результат для распознавания жестов.</text:p>
      <text:p text:style-name="P10"><text:soft-page-break/></text:p>
      <text:p text:style-name="P15">Список литературы</text:p>
      <text:p text:style-name="P4"/>
      <text:p text:style-name="P5">1) Cesar F. Pimentel, Manuel J. da Fonseca, Joaquim A. Jorge, Experimental</text:p>
      <text:p text:style-name="P32">evaluation of a trainable scribble recognizer for calligraphic interface // Graphics</text:p>
      <text:p text:style-name="P32">recognition : algorithms and applications, editors: Dorothea Blostein, Young-Bin</text:p>
      <text:p text:style-name="P32">Kwon, Ontario, Canada, 2001, p. 81-85</text:p>
      <text:p text:style-name="P6"/>
      <text:p text:style-name="P5"><text:span text:style-name="T2">2</text:span>) Don Willems, Ralph Niels, Marcel van Gerven, Louis Vuurpijl, Iconic and</text:p>
      <text:p text:style-name="P5">multi-stroke gestures recognition // Radboud University Nijmegen, URL</text:p>
      <text:p text:style-name="P34">http://www.cs.ru.nl/~marcelge/papers/willems2009.pdf </text:p>
      <text:p text:style-name="P19"/>
      <text:p text:style-name="P2"><text:span text:style-name="T13">3)</text:span><text:span text:style-name="T39">Kanungo, T.; Mount, D. M.; Netanyahu, N. S.; Piatko, C. D.; Silverman, R.; Wu, A. Y. (2002). "An efficient k-means clustering algorithm: Analysis and implementation". IEEE Trans. Pattern Analysis and Machine Intelligence </text:span><text:span text:style-name="T40">24</text:span><text:span text:style-name="T39">: 881–892 </text:span></text:p>
      <text:p text:style-name="P1"/>
      <text:p text:style-name="P19"><text:span text:style-name="T2">4)</text:span> Kelly, S., Tolvanen, J.-P., Visual domain-specific modeling: benefits and experiences</text:p>
      <text:p text:style-name="P14">of using metaCASE tools, in: Bezivin, J., Ernst, J. (Eds.), Proceedings of International workshop on</text:p>
      <text:p text:style-name="P14">Model Engineering, ECOOP 2000</text:p>
      <text:p text:style-name="P14"/>
      <text:p text:style-name="P36"><text:span text:style-name="T41">5)Timofey Bryksin, Yuri Litvinov, Valentin Onossovski, Andrey N. Terekhov, <text:s/>Ubiq Mobile + QReal <text:s/>- a technology for development of distributed mobile services </text:span><text:a xlink:type="simple" xlink:href="https://docs.google.com/document/d/1hnOk_v5B9zJe_BudXg9LZiTp07ScF1QQ0AISgXRREG0/edit"><text:span text:style-name="T44">https://docs.google.com/document/d/1hnOk_v5B9zJe_BudXg9LZiTp07ScF1QQ0AISgXRREG0/edit</text:span></text:a></text:p>
      <text:p text:style-name="P37"/>
      <text:p text:style-name="P36"><text:span text:style-name="T49">6)QReal metaCase technology overview</text:span><text:span text:style-name="T50"> </text:span><text:a xlink:type="simple" xlink:href="https://docs.google.com/document/d/1pw3H9QnzAqklO"><text:span text:style-name="T50">https://docs.google.com/document/d/1pw3H9QnzAqklO</text:span></text:a><text:a xlink:type="simple" xlink:href="https://docs.google.com/document/d/1pw3H9QnzAqklO43iYsy6r0JmwSILrgYQwYmYUzpuiU8/edit"><text:span text:style-name="T50">43iYsy6r0JmwSILrgYQwYmYUzpuiU8/edit</text:span></text:a></text:p>
      <text:p text:style-name="P35"><text:a xlink:type="simple" xlink:href="https://docs.google.com/document/d/1hnOk_v5B9zJe_BudXg9LZiTp07ScF1QQ0AISgXRREG0/edit"><text:span text:style-name="T52"/></text:a></text:p>
      <text:p text:style-name="P3"><text:span text:style-name="T2">7)</text:span>Xuejiang Cheng, Self-adjusting digital filter for smoothing computer</text:p>
      <text:p text:style-name="P6">mousemovement // Freepatentsonline. URL</text:p>
      <text:p text:style-name="P39">http://www.freepatentsonline.com/5661502.pdf </text:p>
      <text:p text:style-name="P6"/>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BoldMT" svg:font-family="Arial-BoldMT"/>
    <style:font-face style:name="ArialMT" svg:font-family="ArialMT"/>
    <style:font-face style:name="Mangal1" svg:font-family="Mangal"/>
    <style:font-face style:name="OpenSymbol" svg:font-family="OpenSymbol"/>
    <style:font-face style:name="TimesNewRoman" svg:font-family="TimesNewRoman" style:font-family-generic="roman"/>
    <style:font-face style:name="TimesNewRomanPSMT" svg:font-family="TimesNewRomanPSMT" style:font-family-generic="roman"/>
    <style:font-face style:name="TimesNewRomanPS-ItalicMT" svg:font-family="TimesNewRomanPS-ItalicMT" style:font-family-generic="script"/>
    <style:font-face style:name="ArialMT1"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8T00:10:57.27</meta:creation-date>
    <dc:date>2012-03-28T18:57:17.24</dc:date>
    <meta:editing-duration>PT7H1M30S</meta:editing-duration>
    <meta:editing-cycles>69</meta:editing-cycles>
    <meta:generator>LibreOffice/3.4$Win32 LibreOffice_project/340m1$Build-402</meta:generator>
    <meta:document-statistic meta:table-count="0" meta:image-count="0" meta:object-count="0" meta:page-count="7" meta:paragraph-count="110" meta:word-count="4879" meta:character-count="33302" meta:non-whitespace-character-count="28514"/>
  </office:meta>
</office:document-meta>
</file>